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50%" fo:text-align="justify" style:justify-single-word="false" style:page-number="1"/>
    </style:style>
    <style:style style:name="P3" style:family="paragraph" style:parent-style-name="Standard" style:list-style-name="WWNum1">
      <style:paragraph-properties fo:margin-left="0.5in" fo:margin-right="0in" fo:line-height="90%" fo:text-align="justify" style:justify-single-word="false" fo:orphans="0" fo:widows="0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claração do problema</text:span></text:p>
      <text:p text:style-name="P1"><text:span text:style-name="T1">O problema</text:span><text:span text:style-name="T2"> da demora do envio dos faturamentos e do trabalho manual </text:span><text:span text:style-name="T1">afeta </text:span><text:span text:style-name="T2">os proprietários, os funcionários e as clínicas clientes </text:span><text:span text:style-name="T1">devido </text:span><text:span text:style-name="T2">ao tempo de espera das clínicas em receber o fechamento e aos possíveis erros de não inserir algum serviço.</text:span></text:p>
      <text:p text:style-name="P1"><text:span text:style-name="T1">Os benefícios</text:span><text:span text:style-name="T2"> em ter um sistema que irá contemplar as informações dos serviços </text:span><text:span text:style-name="T1">são</text:span><text:span text:style-name="T2">:</text:span></text:p>
      <text:list xml:id="list2940747422" text:style-name="WWNum1">
        <text:list-item>
          <text:p text:style-name="P3"><text:span text:style-name="T2">Automação de gerenciamento de dados</text:span></text:p>
        </text:list-item>
        <text:list-item>
          <text:p text:style-name="P3"><text:span text:style-name="T2">Maior agilidade no processo de fechamento*</text:span></text:p>
        </text:list-item>
        <text:list-item>
          <text:p text:style-name="P3"><text:span text:style-name="T2">Melhor potencial de análise de dad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78" meta:character-count="466" meta:non-whitespace-character-count="397"/>
    <meta:generator>LibreOfficeDev/6.0.5.2$Linux_X86_64 LibreOffice_project/</meta:generator>
  </office:meta>
</office:document-meta>
</file>